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F145( Integer f14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9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2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2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5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65( Integer f06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9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5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26( Integer f02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3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38( Integer f13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7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16( Integer f11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74( Integer f17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69( Integer f06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24( Integer f12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91( Integer f19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82( Integer f18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3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0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6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4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7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56( Integer f15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28( Integer f02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78( Integer f17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59( Integer f15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51( Integer f15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79( Integer f07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8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03( Integer f10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03( Integer f00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65( Integer f16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6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66( Integer f06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33( Integer f03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70( Integer f17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7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6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8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8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9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4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97( Integer f19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4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47( Integer f14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99( Integer f19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7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7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34( Integer f03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26( Integer f12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8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13( Integer f11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7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7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3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49( Integer f04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99( Integer f09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5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5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18( Integer f11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32( Integer f03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4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3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20( Integer f12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25( Integer f12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3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50( Integer f15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75( Integer f17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5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7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54( Integer f05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9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3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6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19( Integer f11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39( Integer f03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64( Integer f16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7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52( Integer f05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57( Integer f05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00( Integer f10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4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23( Integer f12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44( Integer f04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5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02( Integer f10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11( Integer f11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36( Integer f13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90( Integer f19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86( Integer f18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29( Integer f02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44( Integer f14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6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6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71( Integer f07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08( Integer f00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0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53( Integer f15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48( Integer f14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84( Integer f08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4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67( Integer f06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77( Integer f07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39( Integer f13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8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64( Integer f06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7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86( Integer f08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4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6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10( Integer f01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31( Integer f13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5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74( Integer f07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5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8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21( Integer f12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25( Integer f02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9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01( Integer f00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6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5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8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3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92( Integer f09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42( Integer f04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35( Integer f03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95( Integer f09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4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7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8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9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48( Integer f04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3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09( Integer f10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89( Integer f18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7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3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7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15( Integer f11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76( Integer f17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2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2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12( Integer f11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2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23( Integer f02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9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90( Integer f09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18( Integer f01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3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0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5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62( Integer f16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94( Integer f09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63( Integer f06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35( Integer f13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9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2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08( Integer f10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9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17( Integer f01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55( Integer f05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8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93( Integer f09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31( Integer f03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79( Integer f17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0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19( Integer f01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6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3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3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4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4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61( Integer f16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4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2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05( Integer f10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84( Integer f18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14( Integer f01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42( Integer f14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92( Integer f19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4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98( Integer f09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49( Integer f14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4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8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8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57( Integer f15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6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83( Integer f08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5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3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9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3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0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8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36( Integer f03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17( Integer f11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7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89( Integer f08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6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91( Integer f09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2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60( Integer f16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2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40( Integer f14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0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80( Integer f18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59( Integer f05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6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7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06( Integer f00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87( Integer f18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98( Integer f19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0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4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2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07( Integer f00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0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3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uge_200_ClassTest.test_hu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2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12( Integer f01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0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96( Integer f19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62( Integer f06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5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85( Integer f08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8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50( Integer f05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3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69( Integer f16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61( Integer f06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3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76( Integer f07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04( Integer f00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15( Integer f01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4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3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8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6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67( Integer f16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27( Integer f02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45( Integer f04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9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47( Integer f04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04( Integer f10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93( Integer f19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46( Integer f04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11( Integer f01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81( Integer f08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14( Integer f11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96( Integer f09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2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88( Integer f08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75( Integer f07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3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4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30( Integer f13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9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60( Integer f06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2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0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51( Integer f05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41( Integer f14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2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5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06( Integer f10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5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0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34( Integer f13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10( Integer f11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5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8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8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6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41( Integer f04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01( Integer f10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21( Integer f02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82( Integer f08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5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6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0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6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09( Integer f00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46( Integer f14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43( Integer f04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33( Integer f13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00( Integer f00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73( Integer f07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0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66( Integer f16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40( Integer f04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58( Integer f15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58( Integer f05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8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83( Integer f18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6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2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78( Integer f07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54( Integer f15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5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1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80( Integer f08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9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30( Integer f03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37( Integer f13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20( Integer f02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27( Integer f12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81( Integer f18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9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72( Integer f17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73( Integer f17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7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0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7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68( Integer f16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16( Integer f01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24( Integer f02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8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22( Integer f12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9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6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87( Integer f08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4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94( Integer f19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55( Integer f15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28( Integer f12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32( Integer f13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77( Integer f17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22( Integer f02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68( Integer f06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29( Integer f12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71( Integer f17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3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6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8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7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8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72( Integer f07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37( Integer f03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43( Integer f14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13( Integer f01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1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97( Integer f09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88( Integer f18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7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85( Integer f18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53( Integer f05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95( Integer f19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9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9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56( Integer f05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05( Integer f00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07( Integer f10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63( Integer f16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70( Integer f07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5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7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6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38( Integer f03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02( Integer f00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2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9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4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5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52( Integer f15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5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1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